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fff200" draw:textarea-horizontal-align="justify" draw:textarea-vertical-align="middle" draw:auto-grow-height="false" fo:min-height="1.194cm" fo:min-width="3.444cm"/>
    </style:style>
    <style:style style:name="gr2" style:family="graphic" style:parent-style-name="standard">
      <style:graphic-properties svg:stroke-color="#111111" draw:fill="solid" draw:fill-color="#fff450" draw:textarea-horizontal-align="justify" draw:textarea-vertical-align="middle" draw:auto-grow-height="false" fo:min-height="1.194cm" fo:min-width="3.444cm"/>
    </style:style>
    <style:style style:name="gr3" style:family="graphic" style:parent-style-name="objectwithoutfill">
      <style:graphic-properties svg:stroke-color="#00aaad" draw:marker-start="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svg:stroke-color="#111111" draw:fill="solid" draw:fill-color="#e3d200" draw:textarea-horizontal-align="justify" draw:textarea-vertical-align="middle" draw:auto-grow-height="false" fo:min-height="1.376cm" fo:min-width="3.426cm"/>
    </style:style>
    <style:style style:name="gr5" style:family="graphic" style:parent-style-name="standard">
      <style:graphic-properties svg:stroke-color="#111111" draw:fill="solid" draw:fill-color="#e3d200" draw:textarea-horizontal-align="justify" draw:textarea-vertical-align="middle" draw:auto-grow-height="false" fo:min-height="1.194cm" fo:min-width="3.744cm"/>
    </style:style>
    <style:style style:name="gr6" style:family="graphic" style:parent-style-name="objectwithoutfill">
      <style:graphic-properties svg:stroke-color="#00aaad"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svg:stroke-color="#111111" draw:fill="solid" draw:fill-color="#fff450" draw:textarea-horizontal-align="justify" draw:textarea-vertical-align="middle" draw:auto-grow-height="false" fo:min-height="1.466cm" fo:min-width="4.016cm"/>
    </style:style>
    <style:style style:name="gr8" style:family="graphic" style:parent-style-name="standard">
      <style:graphic-properties svg:stroke-color="#111111" draw:fill="solid" draw:fill-color="#fff450" draw:textarea-horizontal-align="justify" draw:textarea-vertical-align="middle" draw:auto-grow-height="false" fo:min-height="2.098cm" fo:min-width="4.048cm"/>
    </style:style>
    <style:style style:name="gr9" style:family="graphic" style:parent-style-name="standard">
      <style:graphic-properties svg:stroke-color="#111111" draw:fill="solid" draw:fill-color="#e3d200" draw:textarea-horizontal-align="justify" draw:textarea-vertical-align="middle" draw:auto-grow-height="false" fo:min-height="2.006cm" fo:min-width="5.75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200"/>
      <style:paragraph-properties fo:text-align="center"/>
    </style:style>
    <style:style style:name="P3" style:family="paragraph">
      <loext:graphic-properties draw:fill="solid" draw:fill-color="#fff45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e3d2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.1cm" svg:height="1.6cm" svg:x="2.1cm" svg:y="1.8cm">
          <text:p text:style-name="P1">INIC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4.1cm" svg:height="1.6cm" svg:x="7.875cm" svg:y="4.45cm">
          <text:p text:style-name="P1">ARTIST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curve" svg:x1="4.15cm" svg:y1="3.4cm" svg:x2="7.875cm" svg:y2="5.25cm" draw:start-shape="id1" draw:start-glue-point="2" draw:end-shape="id2" draw:end-glue-point="3" svg:d="M4150 3400c0 1234 1241 1850 3725 1850" svg:viewBox="0 0 3726 1851">
          <text:p/>
        </draw:connector>
        <draw:custom-shape draw:style-name="gr4" draw:text-style-name="P5" xml:id="id3" draw:id="id3" draw:layer="layout" svg:width="4.1cm" svg:height="1.8cm" svg:x="15.75cm" svg:y="4.35cm">
          <text:p text:style-name="P1">ARTIST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curve" svg:x1="11.975cm" svg:y1="5.25cm" svg:x2="15.75cm" svg:y2="5.25cm" draw:start-shape="id2" draw:start-glue-point="1" draw:end-shape="id3" svg:d="M11975 5250h3775" svg:viewBox="0 0 3776 1">
          <text:p/>
        </draw:connector>
        <draw:custom-shape draw:style-name="gr2" draw:text-style-name="P3" xml:id="id4" draw:id="id4" draw:layer="layout" svg:width="4.1cm" svg:height="1.6cm" svg:x="7.875cm" svg:y="8.55cm">
          <text:p text:style-name="P1">TIEN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5" draw:id="id5" draw:layer="layout" svg:width="4.4cm" svg:height="1.6cm" svg:x="15.6cm" svg:y="8.55cm">
          <text:p text:style-name="P1">PRODUC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6" draw:id="id6" draw:layer="layout" svg:width="4.4cm" svg:height="1.6cm" svg:x="22.85cm" svg:y="8.55cm">
          <text:p text:style-name="P1">PROCESO</text:p>
          <text:p text:style-name="P1">PA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curve" svg:x1="4.15cm" svg:y1="3.4cm" svg:x2="7.875cm" svg:y2="9.35cm" draw:start-shape="id1" draw:start-glue-point="2" draw:end-shape="id4" draw:end-glue-point="3" svg:d="M4150 3400c0 3967 1241 5950 3725 5950" svg:viewBox="0 0 3726 5951">
          <text:p/>
        </draw:connector>
        <draw:connector draw:style-name="gr6" draw:text-style-name="P4" draw:layer="layout" draw:type="curve" svg:x1="11.975cm" svg:y1="9.35cm" svg:x2="15.6cm" svg:y2="9.35cm" draw:start-shape="id4" draw:start-glue-point="1" draw:end-shape="id5" draw:end-glue-point="3" svg:d="M11975 9350h3625" svg:viewBox="0 0 3626 1">
          <text:p/>
        </draw:connector>
        <draw:connector draw:style-name="gr6" draw:text-style-name="P4" draw:layer="layout" draw:type="curve" svg:x1="20cm" svg:y1="9.35cm" svg:x2="22.85cm" svg:y2="9.35cm" draw:start-shape="id5" draw:start-glue-point="1" draw:end-shape="id6" draw:end-glue-point="3" svg:d="M20000 9350h2850" svg:viewBox="0 0 2851 1">
          <text:p/>
        </draw:connector>
        <draw:custom-shape draw:style-name="gr7" draw:text-style-name="P3" xml:id="id8" draw:id="id8" draw:layer="layout" svg:width="4.7cm" svg:height="1.9cm" svg:x="7.575cm" svg:y="29.8cm">
          <text:p text:style-name="P1">CONTAC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9" draw:id="id9" draw:layer="layout" svg:width="4.8cm" svg:height="2.6cm" svg:x="7.525cm" svg:y="24.8cm">
          <text:p text:style-name="P1">LOGIN</text:p>
          <text:p text:style-name="P1">/</text:p>
          <text:p text:style-name="P1">REGISTR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4.1cm" svg:height="1.6cm" svg:x="7.875cm" svg:y="20.6cm">
          <text:p text:style-name="P1">SR MUS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7" draw:id="id17" draw:layer="layout" svg:width="4.1cm" svg:height="1.6cm" svg:x="7.875cm" svg:y="16.55cm">
          <text:p text:style-name="P1">EVENT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4.1cm" svg:height="1.6cm" svg:x="7.875cm" svg:y="12.55cm">
          <text:p text:style-name="P1">NOTICI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1" draw:id="id11" draw:layer="layout" svg:width="4.7cm" svg:height="1.9cm" svg:x="7.575cm" svg:y="34.3cm">
          <text:p text:style-name="P1">SOBRE </text:p>
          <text:p text:style-name="P1">NOSOTR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curve" svg:x1="4.15cm" svg:y1="3.4cm" svg:x2="7.875cm" svg:y2="13.35cm" draw:start-shape="id1" draw:start-glue-point="2" draw:end-shape="id7" draw:end-glue-point="3" svg:d="M4150 3400c0 6634 1241 9950 3725 9950" svg:viewBox="0 0 3726 9951">
          <text:p/>
        </draw:connector>
        <draw:connector draw:style-name="gr3" draw:text-style-name="P4" draw:layer="layout" draw:type="curve" draw:line-skew="-1.425cm" svg:x1="4.151cm" svg:y1="3.513cm" svg:x2="7.851cm" svg:y2="17.558cm" svg:d="M4151 3513c262 0-1587 14045 3700 14045" svg:viewBox="0 0 3809 14046">
          <text:p/>
        </draw:connector>
        <draw:connector draw:style-name="gr3" draw:text-style-name="P4" draw:layer="layout" draw:type="curve" draw:line-skew="-1.474cm" svg:x1="4.151cm" svg:y1="3.513cm" svg:x2="7.575cm" svg:y2="30.75cm" draw:end-shape="id8" draw:end-glue-point="3" svg:d="M4151 3513c-18 0-1730 27237 3424 27237" svg:viewBox="0 0 3712 27238">
          <text:p/>
        </draw:connector>
        <draw:connector draw:style-name="gr3" draw:text-style-name="P4" draw:layer="layout" draw:type="curve" draw:line-skew="-1.45cm" svg:x1="4.151cm" svg:y1="3.513cm" svg:x2="7.525cm" svg:y2="26.1cm" draw:end-shape="id9" draw:end-glue-point="3" svg:d="M4151 3513c-19 0-1706 22587 3374 22587" svg:viewBox="0 0 3659 22588">
          <text:p/>
        </draw:connector>
        <draw:connector draw:style-name="gr3" draw:text-style-name="P4" draw:layer="layout" draw:type="curve" draw:line-skew="-1.524cm" svg:x1="4.151cm" svg:y1="3.513cm" svg:x2="7.875cm" svg:y2="21.4cm" draw:end-shape="id10" draw:end-glue-point="3" svg:d="M4151 3513c132 0-1730 17887 3724 17887" svg:viewBox="0 0 3928 17888">
          <text:p/>
        </draw:connector>
        <draw:connector draw:style-name="gr3" draw:text-style-name="P4" draw:layer="layout" draw:type="curve" draw:line-skew="-1.65cm" svg:x1="4.151cm" svg:y1="3.559cm" svg:x2="7.575cm" svg:y2="35.25cm" draw:end-shape="id11" draw:end-glue-point="3" svg:d="M4151 3559c-282 0-1994 31691 3424 31691" svg:viewBox="0 0 3903 31692">
          <text:p/>
        </draw:connector>
        <draw:custom-shape draw:style-name="gr5" draw:text-style-name="P5" xml:id="id18" draw:id="id18" draw:layer="layout" svg:width="4.4cm" svg:height="1.6cm" svg:x="15.6cm" svg:y="12.55cm">
          <text:p text:style-name="P1">NOTIC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5" draw:id="id15" draw:layer="layout" svg:width="4.4cm" svg:height="1.6cm" svg:x="15.6cm" svg:y="16.55cm">
          <text:p text:style-name="P1">EVEN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4" draw:id="id14" draw:layer="layout" svg:width="4.4cm" svg:height="1.6cm" svg:x="15.6cm" svg:y="25.3cm">
          <text:p text:style-name="P1">PERF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6" draw:id="id16" draw:layer="layout" svg:width="4.4cm" svg:height="1.6cm" svg:x="22.85cm" svg:y="16.6cm">
          <text:p text:style-name="P1">PROCESO</text:p>
          <text:p text:style-name="P1">PA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3" draw:id="id13" draw:layer="layout" svg:width="4.7cm" svg:height="1.9cm" svg:x="7.575cm" svg:y="42.9cm">
          <text:p text:style-name="P1">ADM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2" draw:id="id12" draw:layer="layout" svg:width="4.7cm" svg:height="1.9cm" svg:x="7.575cm" svg:y="38.7cm">
          <text:p text:style-name="P1">CARRI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curve" draw:line-skew="-1.587cm" svg:x1="4.149cm" svg:y1="3.605cm" svg:x2="7.575cm" svg:y2="39.65cm" draw:end-shape="id12" draw:end-glue-point="3" svg:d="M4149 3605c-186 0-1899 36045 3426 36045" svg:viewBox="0 0 3836 36046">
          <text:p/>
        </draw:connector>
        <draw:connector draw:style-name="gr3" draw:text-style-name="P4" draw:layer="layout" draw:type="curve" draw:line-skew="-1.587cm" svg:x1="4.149cm" svg:y1="3.648cm" svg:x2="7.575cm" svg:y2="43.85cm" draw:end-shape="id13" draw:end-glue-point="3" svg:d="M4149 3648c-186 0-1899 40202 3426 40202" svg:viewBox="0 0 3836 40203">
          <text:p/>
        </draw:connector>
        <draw:connector draw:style-name="gr6" draw:text-style-name="P4" draw:layer="layout" draw:type="curve" svg:x1="12.325cm" svg:y1="26.1cm" svg:x2="15.6cm" svg:y2="26.1cm" draw:start-shape="id9" draw:start-glue-point="1" draw:end-shape="id14" draw:end-glue-point="3" svg:d="M12325 26100h3275" svg:viewBox="0 0 3276 1">
          <text:p/>
        </draw:connector>
        <draw:connector draw:style-name="gr6" draw:text-style-name="P4" draw:layer="layout" draw:type="curve" svg:x1="20cm" svg:y1="17.35cm" svg:x2="22.85cm" svg:y2="17.4cm" draw:start-shape="id15" draw:start-glue-point="1" draw:end-shape="id16" draw:end-glue-point="3" svg:d="M20000 17350c2139 0 714 50 2850 50" svg:viewBox="0 0 2851 51">
          <text:p/>
        </draw:connector>
        <draw:connector draw:style-name="gr6" draw:text-style-name="P4" draw:layer="layout" draw:type="curve" svg:x1="11.975cm" svg:y1="17.35cm" svg:x2="15.6cm" svg:y2="17.35cm" draw:start-shape="id17" draw:start-glue-point="1" draw:end-shape="id15" draw:end-glue-point="3" svg:d="M11975 17350h3625" svg:viewBox="0 0 3626 1">
          <text:p/>
        </draw:connector>
        <draw:connector draw:style-name="gr6" draw:text-style-name="P4" draw:layer="layout" draw:type="curve" svg:x1="11.975cm" svg:y1="13.35cm" svg:x2="15.6cm" svg:y2="13.35cm" draw:start-shape="id7" draw:start-glue-point="1" draw:end-shape="id18" draw:end-glue-point="3" svg:d="M11975 13350h3625" svg:viewBox="0 0 3626 1">
          <text:p/>
        </draw:connector>
        <draw:custom-shape draw:style-name="gr5" draw:text-style-name="P5" xml:id="id20" draw:id="id20" draw:layer="layout" svg:width="4.4cm" svg:height="1.6cm" svg:x="22.85cm" svg:y="22.7cm">
          <text:p text:style-name="P1">COMPR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9" draw:id="id19" draw:layer="layout" svg:width="4.4cm" svg:height="1.6cm" svg:x="22.85cm" svg:y="25.3cm">
          <text:p text:style-name="P1">CAMBIAR</text:p>
          <text:p text:style-name="P1">PASSW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21" draw:id="id21" draw:layer="layout" svg:width="4.4cm" svg:height="1.6cm" svg:x="22.85cm" svg:y="28cm">
          <text:p text:style-name="P1">MENSAJ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curve" svg:x1="20cm" svg:y1="26.1cm" svg:x2="22.85cm" svg:y2="26.1cm" draw:start-shape="id14" draw:start-glue-point="1" draw:end-shape="id19" draw:end-glue-point="3" svg:d="M20000 26100h2850" svg:viewBox="0 0 2851 1">
          <text:p/>
        </draw:connector>
        <draw:connector draw:style-name="gr6" draw:text-style-name="P4" draw:layer="layout" draw:type="curve" svg:x1="20cm" svg:y1="26.1cm" svg:x2="22.85cm" svg:y2="23.5cm" draw:start-shape="id14" draw:end-shape="id20" draw:end-glue-point="3" svg:d="M20000 26100c2139 0 714-2600 2850-2600" svg:viewBox="0 0 2851 2601">
          <text:p/>
        </draw:connector>
        <draw:connector draw:style-name="gr6" draw:text-style-name="P4" draw:layer="layout" draw:type="curve" svg:x1="20cm" svg:y1="26.1cm" svg:x2="22.85cm" svg:y2="28.8cm" draw:start-shape="id14" draw:start-glue-point="1" draw:end-shape="id21" draw:end-glue-point="3" svg:d="M20000 26100c2139 0 714 2700 2850 2700" svg:viewBox="0 0 2851 2701">
          <text:p/>
        </draw:connector>
        <draw:custom-shape draw:style-name="gr9" draw:text-style-name="P5" xml:id="id22" draw:id="id22" draw:layer="layout" svg:width="6.5cm" svg:height="2.5cm" svg:x="15.5cm" svg:y="42.6cm">
          <text:p text:style-name="P1">AREAS <text:span text:style-name="T1">CRUD</text:span></text:p>
          <text:p text:style-name="P1"><text:span text:style-name="T2">DE LAS </text:span><text:span text:style-name="T2">DISTINTA</text:span><text:span text:style-name="T2">S</text:span></text:p>
          <text:p text:style-name="P1"><text:span text:style-name="T2">SECCION</text:span><text:span text:style-name="T2">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curve" svg:x1="12.275cm" svg:y1="43.85cm" svg:x2="15.5cm" svg:y2="43.85cm" draw:start-shape="id13" draw:start-glue-point="1" draw:end-shape="id22" draw:end-glue-point="3" svg:d="M12275 43850h3225" svg:viewBox="0 0 322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6T09:54:03.630026982</meta:creation-date>
    <dc:date>2020-04-06T10:41:06.827464260</dc:date>
    <meta:editing-duration>PT5M37S</meta:editing-duration>
    <meta:editing-cycles>1</meta:editing-cycles>
    <meta:document-statistic meta:object-count="43"/>
    <meta:generator>LibreOffice/6.0.7.3$Linux_X86_64 LibreOffice_project/00m0$Build-3</meta:generator>
  </office:meta>
</office:document-meta>
</file>